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e" svg:font-family="Calibre"/>
    <style:font-face style:name="Calibre(body)" svg:font-family="Calibre(body)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1pt" officeooo:paragraph-rsid="001371b9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 officeooo:rsid="001371b9" officeooo:paragraph-rsid="001371b9" style:font-size-asian="15.75pt" style:font-size-complex="18pt"/>
    </style:style>
    <style:style style:name="T1" style:family="text">
      <style:text-properties officeooo:rsid="00137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/text:p>
      <text:p text:style-name="P2">Jornada de usuário</text:p>
      <text:p text:style-name="P2">Criptografar arquivo</text:p>
      <text:p text:style-name="P1"/>
      <text:p text:style-name="P1"><text:span text:style-name="T1">Marina estava pesquisando uma forma de salvar seus projetos de forma segura quando viu o anúncio de um aplicativo de criptografia de arquivos, o anúncio mostrava a funcionalidade de criptografar arquivos, a opção de selecionar arquivos de imagem previamente salvos no celular e criptografá-los com senha e salvar em qualquer local e também de descriptografar os mesmos també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e" svg:font-family="Calibre"/>
    <style:font-face style:name="Calibre(body)" svg:font-family="Calibre(body)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21:18:16.063000000</meta:creation-date>
    <dc:date>2023-10-04T21:41:05.490000000</dc:date>
    <meta:editing-duration>PT22M50S</meta:editing-duration>
    <meta:editing-cycles>1</meta:editing-cycles>
    <meta:document-statistic meta:table-count="0" meta:image-count="0" meta:object-count="0" meta:page-count="1" meta:paragraph-count="4" meta:word-count="63" meta:character-count="415" meta:non-whitespace-character-count="353"/>
    <meta:generator>LibreOffice/7.5.4.2$Windows_X86_64 LibreOffice_project/36ccfdc35048b057fd9854c757a8b67ec53977b6</meta:generator>
  </office:meta>
</office:document-meta>
</file>